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QB Networks &amp; GNU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GNUnet Project and the edge of tomorrow’s Interne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GNUnet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uilding networks on datacenter partners of QB Networks</text:p>
              </text:list-item>
              <text:list-item>
                <text:p>Make it available to the public and researchers</text:p>
              </text:list-item>
              <text:list-item>
                <text:p>Teaching &amp; Training for newcomers</text:p>
              </text:list-item>
              <text:list-item>
                <text:p>Collaboration between organizations and individua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5" draw:layer="layout" svg:width="19.999cm" svg:height="5.209cm" svg:x="6.6cm" svg:y="5.311cm" presentation:class="title" presentation:user-transformed="true">
          <draw:text-box>
            <text:p><text:span text:style-name="T1">This presentation is licensed under a Creative Commons Attribution-ShareAlike 4.0 or later License.</text:span><text:span text:style-name="T1"><text:a xlink:href="mailto:mertgor@qbnetworks.xyz" xlink:type="simple">mertgor@qbnetworks.xyz</text:a></text:span><text:span text:style-name="T1"><text:line-break/></text:span><text:span text:style-name="T1"><text:tab/></text:span><text:span text:style-name="T1">0xD200B456637BC4F3</text:span><text:span text:style-name="T1"><text:line-break/></text:span><text:span text:style-name="T1"><text:a xlink:href="https://source.masscollabs.xyz/mertgor/hwpplayer1" xlink:type="simple">https://source.masscollabs.xyz/mertgor/hwpplayer1</text:a></text:span><text:span text:style-name="T1"><text:line-break/></text:span><text:span text:style-name="T1"><text:tab/></text:span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7" draw:text-style-name="P5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4:36:22.984153506</meta:creation-date>
    <meta:editing-duration>PT6M57S</meta:editing-duration>
    <meta:editing-cycles>16</meta:editing-cycles>
    <meta:generator>LibreOffice/7.4.7.2$Linux_X86_64 LibreOffice_project/40$Build-2</meta:generator>
    <dc:title>Blueprint Plans</dc:title>
    <dc:date>2025-07-21T14:43:25.730150343</dc:date>
    <meta:document-statistic meta:object-count="70"/>
  </office:meta>
</office:document-meta>
</file>